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9d4f7" officeooo:paragraph-rsid="0019d4f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d4f7" officeooo:paragraph-rsid="0019d4f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3834" officeooo:paragraph-rsid="001f383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34b5" officeooo:paragraph-rsid="002034b5" style:font-size-asian="10.5pt" style:font-size-complex="12pt"/>
    </style:style>
    <style:style style:name="T1" style:family="text">
      <style:text-properties officeooo:rsid="001cdeef"/>
    </style:style>
    <style:style style:name="T2" style:family="text">
      <style:text-properties officeooo:rsid="001ed9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JS</text:p>
      <text:p text:style-name="P2"/>
      <text:p text:style-name="P2">Es una librería de javascript para crear interfaces de usuario para aplicaciones web, desarrollada por facebook, corre en el cliente y te permite ordenar tu proyecto por medio de componentes. Este tiene una gran cantidad de herramientas y librerias asi como soporte. Los componentes ayudan a tener organizada y separada la web al igual que un componente puede contener otro de estos mismos. <text:span text:style-name="T1">Usamos skeleton como framework css y normalize </text:span><text:span text:style-name="T2">se encarga de que skeleton se adapte a los distintos navegadores.</text:span></text:p>
      <text:p text:style-name="P3">Function Header({title}) {</text:p>
      <text:p text:style-name="P3"><text:tab/>return (</text:p>
      <text:p text:style-name="P3"><text:tab/><text:tab/>&lt;h1&gt;{title}&lt;/h1&gt;</text:p>
      <text:p text:style-name="P3"><text:tab/>)</text:p>
      <text:p text:style-name="P3">}</text:p>
      <text:p text:style-name="P3"/>
      <text:p text:style-name="P3">OR</text:p>
      <text:p text:style-name="P3"/>
      <text:p text:style-name="P3">const Header = ({title}) =&gt; (&lt;h1&gt;{title}&lt;/h1&gt;)</text:p>
      <text:p text:style-name="P2"/>
      <text:p text:style-name="P3">Es lo mismo solo que en la segunda forma de definir no podremos usar codigo de javascript ya que no contamos con las llaves pero el return esta explicito y podemos ahorrar lineas de codigo si no necesitamos usar js</text:p>
      <text:p text:style-name="P3"/>
      <text:p text:style-name="P4">Paleta de colores del proyecto = https://paletasdecolores.com/paleta-de-colores-1696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46:49.976882868</meta:creation-date>
    <dc:date>2020-11-26T15:27:28.089941158</dc:date>
    <meta:editing-duration>PT20M5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44" meta:character-count="913" meta:non-whitespace-character-count="776"/>
  </office:meta>
</office:document-meta>
</file>